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 style:list-style-name="L1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.102cm" svg:stroke-color="#000000" draw:marker-start-width="0.076cm" draw:marker-end-width="0.07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cm" svg:stroke-color="#000000" draw:marker-start-width="0cm" draw:marker-end-width="0cm" draw:fill="solid" draw:fill-color="#000000" draw:textarea-horizontal-align="justify" draw:textarea-vertical-align="middle" draw:auto-grow-height="false" fo:padding-top="0.127cm" fo:padding-bottom="0.127cm" fo:padding-left="0.252cm" fo:padding-right="0.252cm"/>
    </style:style>
    <style:style style:name="gr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389cm" fo:min-width="1.022cm" fo:padding-top="0.252cm" fo:padding-bottom="0.252cm" fo:padding-left="0.377cm" fo:padding-right="0.377cm"/>
    </style:style>
    <style:style style:name="gr6" style:family="graphic" style:parent-style-name="standard" style:list-style-name="L1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svg:stroke-width="0.051cm" svg:stroke-color="#000000" draw:marker-start-width="0.2cm" draw:marker-end-width="0.2cm" draw:fill="none" draw:fill-color="#00000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912cm" fo:min-width="1.022cm" fo:padding-top="0.252cm" fo:padding-bottom="0.252cm" fo:padding-left="0.377cm" fo:padding-right="0.377cm"/>
    </style:style>
    <style:style style:name="P1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color="#000000" fo:font-family="'Liberation Sans'" style:font-family-generic="roman" style:font-pitch="variable" fo:font-size="16pt" fo:font-weight="bold" style:letter-kerning="true" style:font-family-asian="'WenQuanYi Micro Hei'" style:font-family-generic-asian="system" style:font-pitch-asian="variable" style:font-size-asian="16pt" style:font-weight-asian="bold" style:font-family-complex="'Lohit Hindi'" style:font-family-generic-complex="system" style:font-pitch-complex="variable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000000" fo:font-family="'Liberation Sans'" style:font-family-generic="roman" style:font-pitch="variable" fo:font-size="40pt" fo:font-weight="bold" style:letter-kerning="true" style:font-family-asian="'WenQuanYi Micro Hei'" style:font-family-generic-asian="system" style:font-pitch-asian="variable" style:font-size-asian="40pt" style:font-weight-asian="bold" style:font-family-complex="'Lohit Hindi'" style:font-family-generic-complex="system" style:font-pitch-complex="variable" style:font-size-complex="40pt" style:font-weight-complex="bold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22cm" svg:height="1.866cm" svg:x="5.591cm" svg:y="3.032cm">
          <text:p text:style-name="P1"><text:span text:style-name="T1">Circui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22cm" svg:height="1.866cm" svg:x="5.591cm" svg:y="5.738cm">
          <text:p text:style-name="P2"><text:span text:style-name="T2">Circui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992cm" svg:y1="5.365cm" svg:x2="4.857cm" svg:y2="5.365cm">
          <text:p/>
        </draw:line>
        <draw:line draw:style-name="gr3" draw:text-style-name="P3" draw:layer="layout" svg:x1="5.589cm" svg:y1="3.872cm" svg:x2="4.724cm" svg:y2="3.872cm">
          <text:p/>
        </draw:line>
        <draw:line draw:style-name="gr3" draw:text-style-name="P3" draw:layer="layout" svg:x1="4.763cm" svg:y1="6.764cm" svg:x2="4.763cm" svg:y2="3.872cm">
          <text:p/>
        </draw:line>
        <draw:custom-shape draw:style-name="gr4" draw:text-style-name="P3" draw:layer="layout" svg:width="0.28cm" svg:height="0.274cm" svg:x="4.624cm" svg:y="5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2.464cm" svg:height="1.132cm" svg:x="0.822cm" svg:y="4.694cm">
          <draw:text-box>
            <text:p text:style-name="P4"><text:span text:style-name="T1">Inputs</text:span></text:p>
          </draw:text-box>
        </draw:frame>
        <draw:custom-shape draw:style-name="gr6" draw:text-style-name="P6" draw:layer="layout" svg:width="2.622cm" svg:height="1.866cm" svg:x="9.798cm" svg:y="4.383cm">
          <text:p text:style-name="P6"><text:span text:style-name="T3">≠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426cm" svg:y1="5.29cm" svg:x2="13.275cm" svg:y2="5.29cm">
          <text:p/>
        </draw:line>
        <draw:frame draw:style-name="gr8" draw:text-style-name="P5" draw:layer="layout" svg:width="2.598cm" svg:height="1.759cm" svg:x="13.007cm" svg:y="4.617cm">
          <draw:text-box>
            <text:p text:style-name="P4"><text:span text:style-name="T1">Miter</text:span></text:p>
            <text:p text:style-name="P4"><text:span text:style-name="T1">Output</text:span></text:p>
          </draw:text-box>
        </draw:frame>
        <draw:line draw:style-name="gr3" draw:text-style-name="P3" draw:layer="layout" svg:x1="5.592cm" svg:y1="6.773cm" svg:x2="4.727cm" svg:y2="6.773cm">
          <text:p/>
        </draw:line>
        <draw:g>
          <draw:line draw:style-name="gr3" draw:text-style-name="P3" draw:layer="layout" svg:x1="9.087cm" svg:y1="3.872cm" svg:x2="8.222cm" svg:y2="3.872cm">
            <text:p/>
          </draw:line>
          <draw:line draw:style-name="gr3" draw:text-style-name="P3" draw:layer="layout" svg:x1="9.052cm" svg:y1="5.085cm" svg:x2="9.052cm" svg:y2="3.859cm">
            <text:p/>
          </draw:line>
          <draw:line draw:style-name="gr3" draw:text-style-name="P3" draw:layer="layout" svg:x1="9.798cm" svg:y1="5.084cm" svg:x2="9.02cm" svg:y2="5.083cm">
            <text:p/>
          </draw:line>
        </draw:g>
        <draw:g>
          <draw:line draw:style-name="gr3" draw:text-style-name="P3" draw:layer="layout" svg:x1="9.087cm" svg:y1="6.724cm" svg:x2="8.222cm" svg:y2="6.724cm">
            <text:p/>
          </draw:line>
          <draw:line draw:style-name="gr3" draw:text-style-name="P3" draw:layer="layout" svg:x1="9.052cm" svg:y1="5.511cm" svg:x2="9.052cm" svg:y2="6.737cm">
            <text:p/>
          </draw:line>
          <draw:line draw:style-name="gr3" draw:text-style-name="P3" draw:layer="layout" svg:x1="9.798cm" svg:y1="5.511cm" svg:x2="9.02cm" svg:y2="5.5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1-13T17:55:32</meta:creation-date>
    <dc:date>2013-12-08T14:50:57</dc:date>
    <dc:creator>Tim Pruss</dc:creator>
    <meta:editing-duration>PT8M32S</meta:editing-duration>
    <meta:editing-cycles>3</meta:editing-cycles>
    <meta:generator>LibreOffice/3.5$Linux_x86 LibreOffice_project/350m1$Build-2</meta:generator>
    <meta:document-statistic meta:object-count="19"/>
  </office:meta>
</office:document-meta>
</file>